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roidDependenciesDetector.isAndroidSDKAvailab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droidDependenciesDetector.instantiateAndroidCompon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droidDependenciesDetector.areAndroidComponents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